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Text_20_body">
      <style:paragraph-properties fo:text-align="start" style:justify-single-word="false"/>
      <style:text-properties officeooo:rsid="00030820" officeooo:paragraph-rsid="00030820"/>
    </style:style>
    <style:style style:name="P3" style:family="paragraph" style:parent-style-name="Text_20_body">
      <style:paragraph-properties fo:text-align="start" style:justify-single-word="false"/>
      <style:text-properties officeooo:rsid="000486d9" officeooo:paragraph-rsid="000486d9"/>
    </style:style>
    <style:style style:name="P4" style:family="paragraph" style:parent-style-name="Text_20_body">
      <style:text-properties officeooo:rsid="0005f0b1" officeooo:paragraph-rsid="0005f0b1"/>
    </style:style>
    <style:style style:name="P5" style:family="paragraph" style:parent-style-name="Text_20_body">
      <style:text-properties officeooo:rsid="000664e6" officeooo:paragraph-rsid="000664e6"/>
    </style:style>
    <style:style style:name="P6" style:family="paragraph" style:parent-style-name="Text_20_body">
      <style:paragraph-properties fo:text-align="start" style:justify-single-word="false"/>
      <style:text-properties officeooo:rsid="000664e6" officeooo:paragraph-rsid="000664e6"/>
    </style:style>
    <style:style style:name="P7" style:family="paragraph" style:parent-style-name="Text_20_body">
      <style:text-properties officeooo:rsid="000664e6" officeooo:paragraph-rsid="000664e6" fo:background-color="#ffff00"/>
    </style:style>
    <style:style style:name="P8" style:family="paragraph" style:parent-style-name="Text_20_body">
      <style:text-properties officeooo:rsid="0007a57d" officeooo:paragraph-rsid="0007a57d"/>
    </style:style>
    <style:style style:name="P9" style:family="paragraph" style:parent-style-name="Text_20_body">
      <style:text-properties officeooo:paragraph-rsid="0007a57d"/>
    </style:style>
    <style:style style:name="P10" style:family="paragraph" style:parent-style-name="Text_20_body">
      <style:text-properties officeooo:rsid="000c6e8e" officeooo:paragraph-rsid="000c6e8e"/>
    </style:style>
    <style:style style:name="P11" style:family="paragraph" style:parent-style-name="Text_20_body">
      <style:text-properties fo:background-color="#ffff66"/>
    </style:style>
    <style:style style:name="P12" style:family="paragraph" style:parent-style-name="Text_20_body">
      <style:text-properties officeooo:rsid="000db8cb" officeooo:paragraph-rsid="000db8cb" fo:background-color="#00ff66"/>
    </style:style>
    <style:style style:name="P13" style:family="paragraph" style:parent-style-name="Text_20_body">
      <style:text-properties officeooo:rsid="000664e6" officeooo:paragraph-rsid="000664e6" fo:background-color="transparent"/>
    </style:style>
    <style:style style:name="P14" style:family="paragraph" style:parent-style-name="Preformatted_20_Text">
      <style:text-properties officeooo:paragraph-rsid="000c6e8e"/>
    </style:style>
    <style:style style:name="P15" style:family="paragraph" style:parent-style-name="Preformatted_20_Text">
      <style:text-properties officeooo:rsid="00090b0b" officeooo:paragraph-rsid="000a778c"/>
    </style:style>
    <style:style style:name="P16" style:family="paragraph" style:parent-style-name="Text_20_body">
      <style:text-properties officeooo:rsid="000c6e8e" officeooo:paragraph-rsid="000c6e8e"/>
    </style:style>
    <style:style style:name="P17" style:family="paragraph" style:parent-style-name="Text_20_body">
      <style:paragraph-properties fo:text-align="start" style:justify-single-word="false"/>
      <style:text-properties officeooo:rsid="000fe70d" officeooo:paragraph-rsid="000fe70d"/>
    </style:style>
    <style:style style:name="P18" style:family="paragraph" style:parent-style-name="Heading_20_1">
      <style:paragraph-properties fo:text-align="center" style:justify-single-word="false"/>
      <style:text-properties officeooo:rsid="0001879a" officeooo:paragraph-rsid="0001879a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00fe70d" officeooo:paragraph-rsid="000fe70d"/>
    </style:style>
    <style:style style:name="T1" style:family="text">
      <style:text-properties officeooo:rsid="000486d9"/>
    </style:style>
    <style:style style:name="T2" style:family="text">
      <style:text-properties officeooo:rsid="0007a57d"/>
    </style:style>
    <style:style style:name="T3" style:family="text">
      <style:text-properties officeooo:rsid="00090b0b"/>
    </style:style>
    <style:style style:name="T4" style:family="text">
      <style:text-properties officeooo:rsid="000c6e8e"/>
    </style:style>
    <style:style style:name="T5" style:family="text">
      <style:text-properties officeooo:rsid="0010d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JDBC</text:h>
      <text:p text:style-name="P2">Java Data Base Connecting </text:p>
      <text:p text:style-name="P2">Ранее способ получить програмный доступ к БД был ODBC<text:span text:style-name="T1">(open data base connection)</text:span>.</text:p>
      <text:p text:style-name="P2"/>
      <text:p text:style-name="P2">JDBC состоит из</text:p>
      <text:p text:style-name="P2">1)JDBC api для работы из програмного кода</text:p>
      <text:p text:style-name="P2">2) набор для разработки JDBC драйверов</text:p>
      <text:p text:style-name="P2"/>
      <text:p text:style-name="P2">Основные типы:</text:p>
      <text:p text:style-name="P2">Connection</text:p>
      <text:p text:style-name="P2">Statement</text:p>
      <text:p text:style-name="P2">Prepared<text:bookmark-start text:name="__DdeLink__323_1008546172"/>Statement<text:bookmark-end text:name="__DdeLink__323_1008546172"/></text:p>
      <text:p text:style-name="P2">CallableStatement</text:p>
      <text:p text:style-name="P2">ResultSet</text:p>
      <text:p text:style-name="P2">Driver</text:p>
      <text:p text:style-name="P2">DriverManager</text:p>
      <text:p text:style-name="P2">DataBaseMetadata</text:p>
      <text:p text:style-name="P2"/>
      <text:p text:style-name="P2">Архитектура :</text:p>
      <text:p text:style-name="P2">Двухзвенная: Каждый клиент имеет доступ к БД</text:p>
      <text:p text:style-name="P2">Трехзвенная и более звенная: Клиент – Сервер приложения – БД</text:p>
      <text:p text:style-name="P2"/>
      <text:p text:style-name="P3">Типы JDBC:</text:p>
      <text:p text:style-name="P3">1) драйверов мост от jdbc к odbc + драйвер odbc</text:p>
      <text:p text:style-name="P3">2) наполовину java драйвер (дойступ к клиентскому api субд)</text:p>
      <text:p text:style-name="P3">3) сетевые jdbc драйверы на чистой java (транслируют в сетевые вызовы другово сервера который уже транслирует субд)</text:p>
      <text:p text:style-name="P3">4) драйверы родного субд сетевого протокола</text:p>
      <text:p text:style-name="P6">Почти все лежит в java.sql</text:p>
      <text:p text:style-name="P1">Connection</text:p>
      <text:p text:style-name="P4">Получая <text:bookmark-start text:name="__DdeLink__326_1008546172"/>connection<text:bookmark-end text:name="__DdeLink__326_1008546172"/> мы подсоединяемся к бд и можем работать с ней</text:p>
      <text:p text:style-name="P4">connection получается только через driver</text:p>
      <text:p text:style-name="P4">connection это интерфейс</text:p>
      <text:p text:style-name="Heading">DriverManager</text:p>
      <text:p text:style-name="P5">Объект который управляет всеми загруженными драйверами</text:p>
      <text:p text:style-name="P5">JDBC драйвер необходимо зарегестрировать в системе:</text:p>
      <text:p text:style-name="P5">1) ClassforName(“…….”)</text:p>
      <text:p text:style-name="P5">2)Выставить системный параметр с ключом jdbc.drivers=…</text:p>
      <text:p text:style-name="P5"/>
      <text:p text:style-name="P5">DriverManager.getConnetion (URL,usrname,pwd) (пример);</text:p>
      <text:p text:style-name="P5">По URL делегирует Driver</text:p>
      <text:p text:style-name="P5"/>
      <text:p text:style-name="P7">Конекты надо создавать в пуле (операция ДОРОГАЯ)</text:p>
      <text:p text:style-name="P13"/>
      <text:p text:style-name="Heading">Statement, PreparedStatement, CallableStatement</text:p>
      <text:p text:style-name="P5">Все 3 являются интерйсами</text:p>
      <text:p text:style-name="P5">Используются для выполнения запросов</text:p>
      <text:p text:style-name="P5">Statement используется для простых запросов</text:p>
      <text:p text:style-name="Text_20_body">CallableStatement <text:span text:style-name="T2">используется для запросов к процедурам</text:span></text:p>
      <text:p text:style-name="Text_20_body">PreparedStatement <text:span text:style-name="T2">используется для запросов с параметрами</text:span></text:p>
      <text:p text:style-name="Text_20_body"/>
      <text:p text:style-name="P8">Statement</text:p>
      <text:p text:style-name="P8">.executeQuery выполняет простые запросы (select, ...) </text:p>
      <text:p text:style-name="P8">.executeUpdate выполняет запросы обновления и т.д. (update, insert, … ) возвращает колличество изменёных строк</text:p>
      <text:p text:style-name="P8">.execute выполняет более сложные запросы </text:p>
      <text:p text:style-name="P8"/>
      <text:p text:style-name="Preformatted_20_Text">Statement st = con.createStatement();</text:p>
      <text:p text:style-name="Preformatted_20_Text">ResultSet rs = st.executeQuery(“select * from SomeTable”); <text:s/>вернёт ResultSet</text:p>
      <text:p text:style-name="P9"/>
      <text:p text:style-name="P9"><text:soft-page-break/>PreparedStatement <text:span text:style-name="T2">наследуется от Statement</text:span></text:p>
      <text:p text:style-name="P8">прекомпилирует шаблон запроса </text:p>
      <text:p text:style-name="P8"/>
      <text:p text:style-name="Preformatted_20_Text">PreparedStatement ps = con.prepareStatement (“select * from SomeTable as st where st.id=?”);</text:p>
      <text:p text:style-name="P15">ps.setInt(1,5) (номер параметра, значение)</text:p>
      <text:p text:style-name="Preformatted_20_Text">ResultSet rs <text:span text:style-name="T3">= ps.execute(); </text:span></text:p>
      <text:p text:style-name="Text_20_body"/>
      <text:p text:style-name="P10">CallebleStatement предназначен для вызова хранимых процедур</text:p>
      <text:p text:style-name="P10"/>
      <text:p text:style-name="Heading">ResultSet</text:p>
      <text:p text:style-name="P10">Представляет собой набор результатов из select</text:p>
      <text:p text:style-name="P10">Курсор который ходит по строкам и у каждой строки можно получить значение конкретного поля.</text:p>
      <text:p text:style-name="P10"/>
      <text:p text:style-name="Preformatted_20_Text">ResultSet rs = st.executeQuery(“Select st.a,st.b from SomTable st”);</text:p>
      <text:p text:style-name="Preformatted_20_Text">while (rs.next()) {</text:p>
      <text:p text:style-name="P14"><text:tab/><text:span text:style-name="T4">sout(rs.getString(“a”));</text:span></text:p>
      <text:p text:style-name="P14"><text:tab/><text:span text:style-name="T4">sout(rs.getInt(“b”));</text:span></text:p>
      <text:p text:style-name="P14">}</text:p>
      <text:p text:style-name="P14"/>
      <text:p text:style-name="P11">Statement надо закрывать</text:p>
      <text:p text:style-name="P12">ResultSet желательно закрывать</text:p>
      <text:p text:style-name="P10">Нету типо безопасности, но можно использовать DataBaseMetadata</text:p>
      <text:p text:style-name="P10"/>
      <text:h text:style-name="P19" text:outline-level="1">Транзакции</text:h>
      <text:p text:style-name="P17">Connection</text:p>
      <text:p text:style-name="P17">.setAutoCommit(Boolean B)</text:p>
      <text:p text:style-name="P17">.commit();</text:p>
      <text:p text:style-name="P17">.rollback();</text:p>
      <text:p text:style-name="P17">.setTransactionIsolationLevel(int level);</text:p>
      <text:p text:style-name="P17"/>
      <text:p text:style-name="P17"/>
      <text:p text:style-name="P17">Структура Бд : структура (в класическом понимание) + определённые данные (например словари или таблица пользователей)</text:p>
      <text:p text:style-name="P17"/>
      <text:p text:style-name="P17">liquidbase тулз для отслеживания изменений бд и создания скриптов <text:span text:style-name="T5">обновления б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9:29:14.395321270</meta:creation-date>
    <dc:date>2016-10-26T13:00:00.044207668</dc:date>
    <meta:editing-duration>PT27M1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4" meta:paragraph-count="73" meta:word-count="346" meta:character-count="2778" meta:non-whitespace-character-count="2495"/>
  </office:meta>
</office:document-meta>
</file>